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Times New Roman" fo:font-style="normal" style:font-style-asian="normal" style:font-style-complex="normal"/>
    </style:style>
    <style:style style:name="P2" style:family="paragraph" style:parent-style-name="Standard">
      <style:paragraph-properties fo:line-height="200%"/>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style:style style:name="P4" style:family="paragraph" style:parent-style-name="Standard">
      <style:paragraph-properties fo:line-height="200%" fo:text-align="start" style:justify-single-word="false"/>
      <style:text-properties style:font-name="Times New Roman"/>
    </style:style>
    <style:style style:name="P5" style:family="paragraph" style:parent-style-name="Standard">
      <style:paragraph-properties fo:line-height="200%" fo:text-align="start" style:justify-single-word="false"/>
    </style:style>
    <style:style style:name="P6" style:family="paragraph" style:parent-style-name="Text_20_body">
      <style:paragraph-properties fo:line-height="200%" fo:text-align="start" style:justify-single-word="false"/>
    </style:style>
    <style:style style:name="P7" style:family="paragraph" style:parent-style-name="Text_20_body">
      <style:paragraph-properties fo:margin-top="0in" fo:margin-bottom="0in" fo:line-height="200%" style:writing-mode="lr-t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font-style-asian="normal" style:font-style-complex="normal"/>
    </style:style>
    <style:style style:name="T5" style:family="text">
      <style:text-properties fo:font-variant="normal" fo:text-transform="none" fo:color="#000000" style:text-line-through-style="none" style:font-name="Times New Roman1" fo:font-size="12pt" style:text-underline-style="none" fo:font-weight="normal" style:text-blinking="false" fo:background-color="transparent"/>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000000" style:text-line-through-style="none" style:font-name="Times New Roman" fo:font-style="normal" style:text-underline-style="none" style:text-blinking="false" fo:background-color="transparent" style:font-style-asian="normal" style:font-style-complex="normal"/>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tyle-asian="normal" style:font-style-complex="normal"/>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lek</text:p>
      <text:p text:style-name="P3">Poem Paper outline</text:p>
      <text:p text:style-name="P3"/>
      <text:p text:style-name="P4">-Thesis: In <text:span text:style-name="T1">Aboriginal Landscape</text:span><text:span text:style-name="T2">, Gluck characterizes the feelings of death and dying through recurring imagery, a lack of meter, and </text:span></text:p>
      <text:p text:style-name="P1"/>
      <text:p text:style-name="P1"/>
      <text:p text:style-name="P1"><text:tab/>In the first half of the poem, Gluck paints a picture of the feelings that one experiences during and after the death of someone close to the subject.</text:p>
      <text:p text:style-name="P1"><text:tab/><text:tab/>-”You're stepping on your father”, referencing the subject standing on a bed of grass “mown so neatly it could have been my father's grave”. Repeated by mother, who is revealed to be dead as well. Mother's voice is in subjects head, represents inability to let the past go.</text:p>
      <text:p text:style-name="P1"><text:tab/><text:tab/>-”The cemetery was silent,” followed by descriptions of sounds the subjects hears, contradicting the cemetery's silence.</text:p>
      <text:p text:style-name="P1"><text:tab/><text:tab/>-”it could have been a cemetery in my mind only,” showing that the subject is confused, stating that it could also be a garden or a park or a bower, with the “sweetness of living.”</text:p>
      <text:p text:style-name="P1"><text:tab/></text:p>
      <text:p text:style-name="P1"><text:tab/>Contradicting and untrustworthy imagery gives the sense of confusion and loss, much like is felt after the death of someone relevant.</text:p>
      <text:p text:style-name="P1"><text:tab/><text:tab/>-Dead mother talking contradicts the fact that she is dead, showing that the subject is confused and lost</text:p>
      <text:p text:style-name="P1"><text:tab/><text:tab/>-Cemetery is described as being silent followed by a description of sounds around the subject.</text:p>
      <text:p text:style-name="P1"><text:tab/><text:tab/>-The “sweetness of life,” or a pleasurable way of living in a cemetery contradicts the cemetery's purpose of storing the dead.</text:p>
      <text:p text:style-name="P1"><text:soft-page-break/><text:tab/><text:tab/>-repetition of <text:s/>'could have', and possibility represents subjects inability to let the past go.</text:p>
      <text:p text:style-name="P1"><text:tab/></text:p>
      <text:p text:style-name="P1"/>
      <text:p text:style-name="P1"><text:tab/>The second half of the poem is written from the perspective of the subject themselves dying.</text:p>
      <text:p text:style-name="P1"><text:tab/><text:tab/>-The light fading is a metaphor for life leaving one's body. The car...</text:p>
      <text:p text:style-name="P1"><text:tab/><text:tab/>-”I began seeking for some alternative. I felt an impatience growing in me, approaching, I would say, anxiety” is trying to show how trapped one feels when death is imminent.</text:p>
      <text:p text:style-name="P1"><text:tab/><text:tab/>-The train in the distance analogous to 'light at the end of the tunnel'?</text:p>
      <text:p text:style-name="P1"><text:tab/><text:tab/>-Stopped behind foliage, the conductor is outside smoking, shows the peaceful, relaxed nature of death.</text:p>
      <text:p text:style-name="P1"/>
      <text:p text:style-name="P5"><text:span text:style-name="T9"><text:tab/></text:span><text:bookmark text:name="docs-internal-guid-cac6980e-fbde-21e6-c412-ef2b03dbff42"/><text:span text:style-name="T3">The train and conductor are the most ambiguous and multi-faceted part of the poem, with many possible representations, but their common thread is that they all are related to the path we take in life</text:span><text:span text:style-name="T9">.</text:span></text:p>
      <text:p text:style-name="P1"><text:tab/><text:tab/>-”the tracks do not go further” shows that life is at an end.</text:p>
      <text:p text:style-name="P1"><text:tab/><text:tab/>-Conductors check tickets on trains, this conductor represents the train of life's harsh rules; if you don't have a ticket, you can't ride the train.</text:p>
      <text:p text:style-name="P1"><text:tab/><text:tab/>-”his words were harsh, yet his eyes were kind”, the conductor also characterizes some sort of figure relating to death, some sort of truth, supporting above sentence. Conductor is meant to be the angel of death, guiding the dying to wherever they go, the Aboriginal Landscape.</text:p>
      <text:p text:style-name="P1"><text:tab/><text:tab/>-The tracks go back, “I remarked at their sturdiness,” shows the path we take in life, the tracks we lay down, will outlast the bodies that take them, the trains that follow them. “Many such returns ahead of them” refers to conductors role as angel of death.</text:p>
      <text:p text:style-name="P1"><text:tab/><text:tab/>-In love with turbulence?</text:p>
      <text:p text:style-name="P1"><text:tab/><text:tab/>-”I spoke as to an old friend” subject is familiar with death, having experienced it around her, now is accepting her fate. “he was free to leave” now the conductor represents the person that <text:soft-page-break/>disappears when they die.</text:p>
      <text:p text:style-name="P5"><text:span text:style-name="T9"><text:tab/><text:tab/>“The city is where I disappear” meant to be where the person who dies disappears </text:span><text:span text:style-name="T10">from</text:span><text:span text:style-name="T9">.</text:span></text:p>
      <text:p text:style-name="P5"><text:bookmark text:name="docs-internal-guid-cac6980e-fbdc-ca2c-6ec0-80e3029649f3"/><text:span text:style-name="T8"><text:tab/></text:span></text:p>
      <text:p text:style-name="P5"><text:span text:style-name="T8"/></text:p>
      <text:p text:style-name="P5"><text:span text:style-name="T8"><text:tab/></text:span><text:span text:style-name="T4">The poem’s lack of meter, rhyme, and traditional poetic devices, and its use of enjambment lend to its messages about death and dying.</text:span></text:p>
      <text:p text:style-name="P6"><text:span text:style-name="T4"><text:tab/><text:tab/></text:span><text:span text:style-name="T3">-Death is not a simple, cutesy thing</text:span></text:p>
      <text:p text:style-name="P7"><text:span text:style-name="T3"><text:tab/><text:tab/>-Is harsh, unforgiving, peaceful. There is no pattern</text:span></text:p>
      <text:p text:style-name="P7"><text:span text:style-name="T6"><text:tab/><text:tab/></text:span><text:span text:style-name="T3">-Is not to be sung about, and not to be pretended to be understood, through the uses of poetic devices.</text:span></text:p>
      <text:p text:style-name="Text_20_body"><text:span text:style-name="T3"><text:tab/><text:tab/>-enjambment is like a life ending short; a sentence that had begun that cannot end on the same line.</text:span> </text:p>
      <text:p text:style-name="P1"><text:tab/></text:p>
      <text:p text:style-name="P1"/>
      <text:p text:style-name="P1"><text:tab/>Conclu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22T09:15:22.034000000</meta:creation-date>
    <dc:date>2015-04-27T13:13:36.77</dc:date>
    <meta:editing-duration>PT3H1M42S</meta:editing-duration>
    <meta:editing-cycles>9</meta:editing-cycles>
    <meta:generator>OpenOffice/4.1.1$Win32 OpenOffice.org_project/411m6$Build-9775</meta:generator>
    <meta:document-statistic meta:table-count="0" meta:image-count="0" meta:object-count="0" meta:page-count="3" meta:paragraph-count="35" meta:word-count="630" meta:character-count="3710"/>
  </office:meta>
</office:document-meta>
</file>